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 style:data-style-name="N0"/>
    <style:style style:name="ce7" style:family="table-cell" style:parent-style-name="Default" style:data-style-name="N99"/>
    <style:style style:name="gr1" style:family="graphic">
      <style:graphic-properties svg:stroke-color="#000000" draw:marker-start="Arrow" draw:textarea-horizontal-align="center" draw:textarea-vertical-align="middle"/>
    </style:style>
    <style:style style:name="gr2" style:family="graphic">
      <style:graphic-properties draw:stroke="solid" svg:stroke-color="#000000" draw:fill="solid" draw:fill-color="#ffffff" draw:textarea-vertical-align="top" fo:min-height="14.89mm" fo:padding-top="2mm" fo:padding-bottom="2mm" fo:padding-left="2mm" fo:padding-right="2mm"/>
    </style:style>
    <style:style style:name="P1" style:family="paragraph">
      <style:paragraph-properties fo:text-align="center"/>
    </style:style>
    <style:style style:name="P2" style:family="paragraph">
      <style:paragraph-properties fo:margin-left="0mm" fo:margin-right="0mm" fo:margin-top="0mm" fo:margin-bottom="0mm" fo:text-align="center" fo:text-indent="0mm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text-align="center" fo:text-indent="0mm"/>
    </style:style>
    <style:style style:name="T1" style:family="text">
      <style:text-properties style:font-name="Liberation Serif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 table:print-ranges="Sheet1.A1:Sheet1.J45">
        <table:shapes>
          <draw:line draw:z-index="0" draw:style-name="gr1" draw:text-style-name="P1" svg:x1="96.01mm" svg:y1="94.61mm" svg:x2="140.03mm" svg:y2="85.12mm">
            <text:p/>
          </draw:line>
          <draw:frame draw:z-index="1" draw:style-name="gr2" draw:text-style-name="P3" svg:width="77.3mm" svg:height="32.09mm" svg:x="139.81mm" svg:y="68.26mm">
            <draw:text-box>
              <text:p text:style-name="P2">We can quote <text:span text:style-name="T1">α to two significant figures </text:span><text:span text:style-name="T1">when the fractional error in the error is less </text:span><text:span text:style-name="T1">than 1%; in other words, when the values in </text:span><text:span text:style-name="T1">columns C and D agree to two decimal </text:span><text:span text:style-name="T1">places. As can be seen, this first occurs for a </text:span><text:span text:style-name="T1">value in the range 60000 &lt; N &lt; 70000.</text:span></text:p>
            </draw:text-box>
          </draw:frame>
          <draw:line draw:z-index="2" draw:style-name="gr1" draw:text-style-name="P1" svg:x1="95.56mm" svg:y1="170.92mm" svg:x2="140.47mm" svg:y2="170.96mm">
            <text:p/>
          </draw:line>
          <draw:frame draw:z-index="3" draw:style-name="gr2" draw:text-style-name="P3" svg:width="77.3mm" svg:height="18.89mm" svg:x="140.04mm" svg:y="162.12mm">
            <draw:text-box>
              <text:p text:style-name="P2"><text:s/>If the first digit of <text:span text:style-name="T1">α is 1, the fractional error in the error is less than 1% for </text:span><text:span text:style-name="T1">a value in the range 3000 &lt; N &lt; 5000.</text:span></text:p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α</text:p>
          </table:table-cell>
          <table:table-cell table:style-name="ce1" office:value-type="string" calcext:value-type="string">
            <text:p>Alpha(1+EIEr)</text:p>
          </table:table-cell>
          <table:table-cell table:style-name="ce1" office:value-type="string" calcext:value-type="string">
            <text:p>Alpha(1-EIEr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7654321" calcext:value-type="float">
            <text:p>0.987654321</text:p>
          </table:table-cell>
          <table:table-cell table:formula="of:=[.B2]*(1-1/SQRT(2*[.A2]-2))" office:value-type="float" office:value="0.289277253152705" calcext:value-type="float">
            <text:p>0.2892772532</text:p>
          </table:table-cell>
          <table:table-cell table:formula="of:=[.B2]*(1+1/SQRT(2*[.A2]-2))" office:value-type="float" office:value="1.6860313888473" calcext:value-type="float">
            <text:p>1.686031388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7654321" calcext:value-type="float">
            <text:p>0.987654321</text:p>
          </table:table-cell>
          <table:table-cell table:formula="of:=[.B3]*(1-1/SQRT(2*[.A3]-2))" office:value-type="float" office:value="0.4938271605" calcext:value-type="float">
            <text:p>0.4938271605</text:p>
          </table:table-cell>
          <table:table-cell table:formula="of:=[.B3]*(1+1/SQRT(2*[.A3]-2))" office:value-type="float" office:value="1.4814814815" calcext:value-type="float">
            <text:p>1.48148148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7654321" calcext:value-type="float">
            <text:p>0.987654321</text:p>
          </table:table-cell>
          <table:table-cell table:formula="of:=[.B4]*(1-1/SQRT(2*[.A4]-2))" office:value-type="float" office:value="0.638465787076352" calcext:value-type="float">
            <text:p>0.6384657871</text:p>
          </table:table-cell>
          <table:table-cell table:formula="of:=[.B4]*(1+1/SQRT(2*[.A4]-2))" office:value-type="float" office:value="1.33684285492365" calcext:value-type="float">
            <text:p>1.33684285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7654321" calcext:value-type="float">
            <text:p>0.987654321</text:p>
          </table:table-cell>
          <table:table-cell table:formula="of:=[.B5]*(1-1/SQRT(2*[.A5]-2))" office:value-type="float" office:value="0.754861965050902" calcext:value-type="float">
            <text:p>0.7548619651</text:p>
          </table:table-cell>
          <table:table-cell table:formula="of:=[.B5]*(1+1/SQRT(2*[.A5]-2))" office:value-type="float" office:value="1.2204466769491" calcext:value-type="float">
            <text:p>1.220446676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7654321" calcext:value-type="float">
            <text:p>0.987654321</text:p>
          </table:table-cell>
          <table:table-cell table:formula="of:=[.B6]*(1-1/SQRT(2*[.A6]-2))" office:value-type="float" office:value="0.827435633461442" calcext:value-type="float">
            <text:p>0.8274356335</text:p>
          </table:table-cell>
          <table:table-cell table:formula="of:=[.B6]*(1+1/SQRT(2*[.A6]-2))" office:value-type="float" office:value="1.14787300853856" calcext:value-type="float">
            <text:p>1.14787300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7654321" calcext:value-type="float">
            <text:p>0.987654321</text:p>
          </table:table-cell>
          <table:table-cell table:formula="of:=[.B7]*(1-1/SQRT(2*[.A7]-2))" office:value-type="float" office:value="0.857968955210999" calcext:value-type="float">
            <text:p>0.8579689552</text:p>
          </table:table-cell>
          <table:table-cell table:formula="of:=[.B7]*(1+1/SQRT(2*[.A7]-2))" office:value-type="float" office:value="1.117339686789" calcext:value-type="float">
            <text:p>1.11733968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7654321" calcext:value-type="float">
            <text:p>0.987654321</text:p>
          </table:table-cell>
          <table:table-cell table:formula="of:=[.B8]*(1-1/SQRT(2*[.A8]-2))" office:value-type="float" office:value="0.887886168450386" calcext:value-type="float">
            <text:p>0.8878861685</text:p>
          </table:table-cell>
          <table:table-cell table:formula="of:=[.B8]*(1+1/SQRT(2*[.A8]-2))" office:value-type="float" office:value="1.08742247354961" calcext:value-type="float">
            <text:p>1.08742247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7654321" calcext:value-type="float">
            <text:p>0.987654321</text:p>
          </table:table-cell>
          <table:table-cell table:formula="of:=[.B9]*(1-1/SQRT(2*[.A9]-2))" office:value-type="float" office:value="0.917464784750362" calcext:value-type="float">
            <text:p>0.9174647848</text:p>
          </table:table-cell>
          <table:table-cell table:formula="of:=[.B9]*(1+1/SQRT(2*[.A9]-2))" office:value-type="float" office:value="1.05784385724964" calcext:value-type="float">
            <text:p>1.057843857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7654321" calcext:value-type="float">
            <text:p>0.987654321</text:p>
          </table:table-cell>
          <table:table-cell table:formula="of:=[.B10]*(1-1/SQRT(2*[.A10]-2))" office:value-type="float" office:value="0.938147683259422" calcext:value-type="float">
            <text:p>0.9381476833</text:p>
          </table:table-cell>
          <table:table-cell table:formula="of:=[.B10]*(1+1/SQRT(2*[.A10]-2))" office:value-type="float" office:value="1.03716095874058" calcext:value-type="float">
            <text:p>1.03716095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87654321" calcext:value-type="float">
            <text:p>0.987654321</text:p>
          </table:table-cell>
          <table:table-cell table:formula="of:=[.B11]*(1-1/SQRT(2*[.A11]-2))" office:value-type="float" office:value="0.947266132352111" calcext:value-type="float">
            <text:p>0.9472661324</text:p>
          </table:table-cell>
          <table:table-cell table:formula="of:=[.B11]*(1+1/SQRT(2*[.A11]-2))" office:value-type="float" office:value="1.02804250964789" calcext:value-type="float">
            <text:p>1.028042509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87654321" calcext:value-type="float">
            <text:p>0.987654321</text:p>
          </table:table-cell>
          <table:table-cell table:formula="of:=[.B12]*(1-1/SQRT(2*[.A12]-2))" office:value-type="float" office:value="0.956390669748601" calcext:value-type="float">
            <text:p>0.9563906697</text:p>
          </table:table-cell>
          <table:table-cell table:formula="of:=[.B12]*(1+1/SQRT(2*[.A12]-2))" office:value-type="float" office:value="1.0189179722514" calcext:value-type="float">
            <text:p>1.018917972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87654321" calcext:value-type="float">
            <text:p>0.987654321</text:p>
          </table:table-cell>
          <table:table-cell table:formula="of:=[.B13]*(1-1/SQRT(2*[.A13]-2))" office:value-type="float" office:value="0.965558648400085" calcext:value-type="float">
            <text:p>0.9655586484</text:p>
          </table:table-cell>
          <table:table-cell table:formula="of:=[.B13]*(1+1/SQRT(2*[.A13]-2))" office:value-type="float" office:value="1.00974999359991" calcext:value-type="float">
            <text:p>1.0097499936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7654321" calcext:value-type="float">
            <text:p>0.987654321</text:p>
          </table:table-cell>
          <table:table-cell table:formula="of:=[.B14]*(1-1/SQRT(2*[.A14]-2))" office:value-type="float" office:value="0.972034229512543" calcext:value-type="float">
            <text:p>0.9720342295</text:p>
          </table:table-cell>
          <table:table-cell table:formula="of:=[.B14]*(1+1/SQRT(2*[.A14]-2))" office:value-type="float" office:value="1.00327441248746" calcext:value-type="float">
            <text:p>1.00327441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7654321" calcext:value-type="float">
            <text:p>0.987654321</text:p>
          </table:table-cell>
          <table:table-cell table:formula="of:=[.B15]*(1-1/SQRT(2*[.A15]-2))" office:value-type="float" office:value="0.974901632918027" calcext:value-type="float">
            <text:p>0.9749016329</text:p>
          </table:table-cell>
          <table:table-cell table:formula="of:=[.B15]*(1+1/SQRT(2*[.A15]-2))" office:value-type="float" office:value="1.00040700908197" calcext:value-type="float">
            <text:p>1.0004070091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87654321" calcext:value-type="float">
            <text:p>0.987654321</text:p>
          </table:table-cell>
          <table:table-cell table:formula="of:=[.B16]*(1-1/SQRT(2*[.A16]-2))" office:value-type="float" office:value="0.977776789987506" calcext:value-type="float">
            <text:p>0.97777679</text:p>
          </table:table-cell>
          <table:table-cell table:formula="of:=[.B16]*(1+1/SQRT(2*[.A16]-2))" office:value-type="float" office:value="0.997531852012494" calcext:value-type="float">
            <text:p>0.99753185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7654321" calcext:value-type="float">
            <text:p>0.987654321</text:p>
          </table:table-cell>
          <table:table-cell table:formula="of:=[.B17]*(1-1/SQRT(2*[.A17]-2))" office:value-type="float" office:value="0.980670201106802" calcext:value-type="float">
            <text:p>0.9806702011</text:p>
          </table:table-cell>
          <table:table-cell table:formula="of:=[.B17]*(1+1/SQRT(2*[.A17]-2))" office:value-type="float" office:value="0.994638440893198" calcext:value-type="float">
            <text:p>0.9946384409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987654321" calcext:value-type="float">
            <text:p>0.987654321</text:p>
          </table:table-cell>
          <table:table-cell table:formula="of:=[.B18]*(1-1/SQRT(2*[.A18]-2))" office:value-type="float" office:value="0.98271592593358" calcext:value-type="float">
            <text:p>0.9827159259</text:p>
          </table:table-cell>
          <table:table-cell table:formula="of:=[.B18]*(1+1/SQRT(2*[.A18]-2))" office:value-type="float" office:value="0.99259271606642" calcext:value-type="float">
            <text:p>0.9925927161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87654321" calcext:value-type="float">
            <text:p>0.987654321</text:p>
          </table:table-cell>
          <table:table-cell table:formula="of:=[.B19]*(1-1/SQRT(2*[.A19]-2))" office:value-type="float" office:value="0.98362217191578" calcext:value-type="float">
            <text:p>0.9836221719</text:p>
          </table:table-cell>
          <table:table-cell table:formula="of:=[.B19]*(1+1/SQRT(2*[.A19]-2))" office:value-type="float" office:value="0.99168647008422" calcext:value-type="float">
            <text:p>0.99168647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987654321" calcext:value-type="float">
            <text:p>0.987654321</text:p>
          </table:table-cell>
          <table:table-cell table:formula="of:=[.B20]*(1-1/SQRT(2*[.A20]-2))" office:value-type="float" office:value="0.984531052571893" calcext:value-type="float">
            <text:p>0.9845310526</text:p>
          </table:table-cell>
          <table:table-cell table:formula="of:=[.B20]*(1+1/SQRT(2*[.A20]-2))" office:value-type="float" office:value="0.990777589428108" calcext:value-type="float">
            <text:p>0.9907775894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87654321" calcext:value-type="float">
            <text:p>0.987654321</text:p>
          </table:table-cell>
          <table:table-cell table:formula="of:=[.B21]*(1-1/SQRT(2*[.A21]-2))" office:value-type="float" office:value="0.984803184799955" calcext:value-type="float">
            <text:p>0.9848031848</text:p>
          </table:table-cell>
          <table:table-cell table:formula="of:=[.B21]*(1+1/SQRT(2*[.A21]-2))" office:value-type="float" office:value="0.990505457200046" calcext:value-type="float">
            <text:p>0.9905054572</text:p>
          </table:table-cell>
          <table:table-cell table:number-columns-repeated="3"/>
        </table:table-row>
        <table:table-row table:style-name="ro1">
          <table:table-cell table:style-name="ce3" office:value-type="float" office:value="70000" calcext:value-type="float">
            <text:p>70000</text:p>
          </table:table-cell>
          <table:table-cell table:style-name="ce4" office:value-type="float" office:value="0.987654321" calcext:value-type="float">
            <text:p>0.987654321</text:p>
          </table:table-cell>
          <table:table-cell table:style-name="ce4" table:formula="of:=[.B22]*(1-1/SQRT(2*[.A22]-2))" office:value-type="float" office:value="0.985014684941283" calcext:value-type="float">
            <text:p>0.9850146849</text:p>
          </table:table-cell>
          <table:table-cell table:style-name="ce4" table:formula="of:=[.B22]*(1+1/SQRT(2*[.A22]-2))" office:value-type="float" office:value="0.990293957058717" calcext:value-type="float">
            <text:p>0.990293957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7"/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α</text:p>
          </table:table-cell>
          <table:table-cell table:style-name="ce1" office:value-type="string" calcext:value-type="string">
            <text:p>Alpha(1+EIEr)</text:p>
          </table:table-cell>
          <table:table-cell table:style-name="ce1" office:value-type="string" calcext:value-type="string">
            <text:p>Alpha(1-EIEr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3456789" calcext:value-type="float">
            <text:p>0.123456789</text:p>
          </table:table-cell>
          <table:table-cell table:formula="of:=[.B25]*(1-1/SQRT(2*[.A25]-2))" office:value-type="float" office:value="0.0361596563145832" calcext:value-type="float">
            <text:p>0.0361596563</text:p>
          </table:table-cell>
          <table:table-cell table:formula="of:=[.B25]*(1+1/SQRT(2*[.A25]-2))" office:value-type="float" office:value="0.210753921685417" calcext:value-type="float">
            <text:p>0.21075392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3456789" calcext:value-type="float">
            <text:p>0.123456789</text:p>
          </table:table-cell>
          <table:table-cell table:formula="of:=[.B26]*(1-1/SQRT(2*[.A26]-2))" office:value-type="float" office:value="0.0617283945" calcext:value-type="float">
            <text:p>0.0617283945</text:p>
          </table:table-cell>
          <table:table-cell table:formula="of:=[.B26]*(1+1/SQRT(2*[.A26]-2))" office:value-type="float" office:value="0.1851851835" calcext:value-type="float">
            <text:p>0.18518518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3456789" calcext:value-type="float">
            <text:p>0.123456789</text:p>
          </table:table-cell>
          <table:table-cell table:formula="of:=[.B27]*(1-1/SQRT(2*[.A27]-2))" office:value-type="float" office:value="0.0798082226572916" calcext:value-type="float">
            <text:p>0.0798082227</text:p>
          </table:table-cell>
          <table:table-cell table:formula="of:=[.B27]*(1+1/SQRT(2*[.A27]-2))" office:value-type="float" office:value="0.167105355342708" calcext:value-type="float">
            <text:p>0.16710535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456789" calcext:value-type="float">
            <text:p>0.123456789</text:p>
          </table:table-cell>
          <table:table-cell table:formula="of:=[.B28]*(1-1/SQRT(2*[.A28]-2))" office:value-type="float" office:value="0.0943577447715277" calcext:value-type="float">
            <text:p>0.0943577448</text:p>
          </table:table-cell>
          <table:table-cell table:formula="of:=[.B28]*(1+1/SQRT(2*[.A28]-2))" office:value-type="float" office:value="0.152555833228472" calcext:value-type="float">
            <text:p>0.15255583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3456789" calcext:value-type="float">
            <text:p>0.123456789</text:p>
          </table:table-cell>
          <table:table-cell table:formula="of:=[.B29]*(1-1/SQRT(2*[.A29]-2))" office:value-type="float" office:value="0.103429453240179" calcext:value-type="float">
            <text:p>0.1034294532</text:p>
          </table:table-cell>
          <table:table-cell table:formula="of:=[.B29]*(1+1/SQRT(2*[.A29]-2))" office:value-type="float" office:value="0.143484124759821" calcext:value-type="float">
            <text:p>0.143484124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456789" calcext:value-type="float">
            <text:p>0.123456789</text:p>
          </table:table-cell>
          <table:table-cell table:formula="of:=[.B30]*(1-1/SQRT(2*[.A30]-2))" office:value-type="float" office:value="0.107246118424095" calcext:value-type="float">
            <text:p>0.1072461184</text:p>
          </table:table-cell>
          <table:table-cell table:formula="of:=[.B30]*(1+1/SQRT(2*[.A30]-2))" office:value-type="float" office:value="0.139667459575905" calcext:value-type="float">
            <text:p>0.13966745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3456789" calcext:value-type="float">
            <text:p>0.123456789</text:p>
          </table:table-cell>
          <table:table-cell table:formula="of:=[.B31]*(1-1/SQRT(2*[.A31]-2))" office:value-type="float" office:value="0.11098577004494" calcext:value-type="float">
            <text:p>0.11098577</text:p>
          </table:table-cell>
          <table:table-cell table:formula="of:=[.B31]*(1+1/SQRT(2*[.A31]-2))" office:value-type="float" office:value="0.13592780795506" calcext:value-type="float">
            <text:p>0.13592780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3456789" calcext:value-type="float">
            <text:p>0.123456789</text:p>
          </table:table-cell>
          <table:table-cell table:formula="of:=[.B32]*(1-1/SQRT(2*[.A32]-2))" office:value-type="float" office:value="0.114683097048746" calcext:value-type="float">
            <text:p>0.114683097</text:p>
          </table:table-cell>
          <table:table-cell table:formula="of:=[.B32]*(1+1/SQRT(2*[.A32]-2))" office:value-type="float" office:value="0.132230480951255" calcext:value-type="float">
            <text:p>0.13223048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3456789" calcext:value-type="float">
            <text:p>0.123456789</text:p>
          </table:table-cell>
          <table:table-cell table:formula="of:=[.B33]*(1-1/SQRT(2*[.A33]-2))" office:value-type="float" office:value="0.117268459338819" calcext:value-type="float">
            <text:p>0.1172684593</text:p>
          </table:table-cell>
          <table:table-cell table:formula="of:=[.B33]*(1+1/SQRT(2*[.A33]-2))" office:value-type="float" office:value="0.129645118661181" calcext:value-type="float">
            <text:p>0.12964511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3456789" calcext:value-type="float">
            <text:p>0.123456789</text:p>
          </table:table-cell>
          <table:table-cell table:formula="of:=[.B34]*(1-1/SQRT(2*[.A34]-2))" office:value-type="float" office:value="0.118408265465019" calcext:value-type="float">
            <text:p>0.1184082655</text:p>
          </table:table-cell>
          <table:table-cell table:formula="of:=[.B34]*(1+1/SQRT(2*[.A34]-2))" office:value-type="float" office:value="0.128505312534981" calcext:value-type="float">
            <text:p>0.128505312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3456789" calcext:value-type="float">
            <text:p>0.123456789</text:p>
          </table:table-cell>
          <table:table-cell table:formula="of:=[.B35]*(1-1/SQRT(2*[.A35]-2))" office:value-type="float" office:value="0.119548832629186" calcext:value-type="float">
            <text:p>0.1195488326</text:p>
          </table:table-cell>
          <table:table-cell table:formula="of:=[.B35]*(1+1/SQRT(2*[.A35]-2))" office:value-type="float" office:value="0.127364745370814" calcext:value-type="float">
            <text:p>0.127364745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3456789" calcext:value-type="float">
            <text:p>0.123456789</text:p>
          </table:table-cell>
          <table:table-cell table:formula="of:=[.B36]*(1-1/SQRT(2*[.A36]-2))" office:value-type="float" office:value="0.120694829950179" calcext:value-type="float">
            <text:p>0.12069483</text:p>
          </table:table-cell>
          <table:table-cell table:formula="of:=[.B36]*(1+1/SQRT(2*[.A36]-2))" office:value-type="float" office:value="0.126218748049821" calcext:value-type="float">
            <text:p>0.12621874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3456789" calcext:value-type="float">
            <text:p>0.123456789</text:p>
          </table:table-cell>
          <table:table-cell table:formula="of:=[.B37]*(1-1/SQRT(2*[.A37]-2))" office:value-type="float" office:value="0.12150427758186" calcext:value-type="float">
            <text:p>0.1215042776</text:p>
          </table:table-cell>
          <table:table-cell table:formula="of:=[.B37]*(1+1/SQRT(2*[.A37]-2))" office:value-type="float" office:value="0.12540930041814" calcext:value-type="float">
            <text:p>0.1254093004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23456789" calcext:value-type="float">
            <text:p>0.123456789</text:p>
          </table:table-cell>
          <table:table-cell table:formula="of:=[.B38]*(1-1/SQRT(2*[.A38]-2))" office:value-type="float" office:value="0.121862703004279" calcext:value-type="float">
            <text:p>0.121862703</text:p>
          </table:table-cell>
          <table:table-cell table:formula="of:=[.B38]*(1+1/SQRT(2*[.A38]-2))" office:value-type="float" office:value="0.125050874995721" calcext:value-type="float">
            <text:p>0.125050875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3456789" calcext:value-type="float">
            <text:p>0.123456789</text:p>
          </table:table-cell>
          <table:table-cell table:formula="of:=[.B39]*(1-1/SQRT(2*[.A39]-2))" office:value-type="float" office:value="0.122222097634689" calcext:value-type="float">
            <text:p>0.1222220976</text:p>
          </table:table-cell>
          <table:table-cell table:formula="of:=[.B39]*(1+1/SQRT(2*[.A39]-2))" office:value-type="float" office:value="0.124691480365311" calcext:value-type="float">
            <text:p>0.12469148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3456789" calcext:value-type="float">
            <text:p>0.123456789</text:p>
          </table:table-cell>
          <table:table-cell table:formula="of:=[.B40]*(1-1/SQRT(2*[.A40]-2))" office:value-type="float" office:value="0.122583774021306" calcext:value-type="float">
            <text:p>0.122583774</text:p>
          </table:table-cell>
          <table:table-cell table:formula="of:=[.B40]*(1+1/SQRT(2*[.A40]-2))" office:value-type="float" office:value="0.124329803978694" calcext:value-type="float">
            <text:p>0.124329804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3456789" calcext:value-type="float">
            <text:p>0.123456789</text:p>
          </table:table-cell>
          <table:table-cell table:formula="of:=[.B41]*(1-1/SQRT(2*[.A41]-2))" office:value-type="float" office:value="0.122839489622323" calcext:value-type="float">
            <text:p>0.1228394896</text:p>
          </table:table-cell>
          <table:table-cell table:formula="of:=[.B41]*(1+1/SQRT(2*[.A41]-2))" office:value-type="float" office:value="0.124074088377677" calcext:value-type="float">
            <text:p>0.1240740884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123456789" calcext:value-type="float">
            <text:p>0.123456789</text:p>
          </table:table-cell>
          <table:table-cell table:formula="of:=[.B42]*(1-1/SQRT(2*[.A42]-2))" office:value-type="float" office:value="0.122952770369065" calcext:value-type="float">
            <text:p>0.1229527704</text:p>
          </table:table-cell>
          <table:table-cell table:formula="of:=[.B42]*(1+1/SQRT(2*[.A42]-2))" office:value-type="float" office:value="0.123960807630935" calcext:value-type="float">
            <text:p>0.123960807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23456789" calcext:value-type="float">
            <text:p>0.123456789</text:p>
          </table:table-cell>
          <table:table-cell table:formula="of:=[.B43]*(1-1/SQRT(2*[.A43]-2))" office:value-type="float" office:value="0.123066380450044" calcext:value-type="float">
            <text:p>0.1230663805</text:p>
          </table:table-cell>
          <table:table-cell table:formula="of:=[.B43]*(1+1/SQRT(2*[.A43]-2))" office:value-type="float" office:value="0.123847197549956" calcext:value-type="float">
            <text:p>0.1238471975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123456789" calcext:value-type="float">
            <text:p>0.123456789</text:p>
          </table:table-cell>
          <table:table-cell table:formula="of:=[.B44]*(1-1/SQRT(2*[.A44]-2))" office:value-type="float" office:value="0.123100396978242" calcext:value-type="float">
            <text:p>0.123100397</text:p>
          </table:table-cell>
          <table:table-cell table:formula="of:=[.B44]*(1+1/SQRT(2*[.A44]-2))" office:value-type="float" office:value="0.123813181021758" calcext:value-type="float">
            <text:p>0.123813181</text:p>
          </table:table-cell>
          <table:table-cell table:number-columns-repeated="3"/>
        </table:table-row>
        <table:table-row table:style-name="ro1">
          <table:table-cell table:style-name="ce4" office:value-type="float" office:value="70000" calcext:value-type="float">
            <text:p>70000</text:p>
          </table:table-cell>
          <table:table-cell table:style-name="ce4" office:value-type="float" office:value="0.123456789" calcext:value-type="float">
            <text:p>0.123456789</text:p>
          </table:table-cell>
          <table:table-cell table:style-name="ce4" table:formula="of:=[.B45]*(1-1/SQRT(2*[.A45]-2))" office:value-type="float" office:value="0.123126834495667" calcext:value-type="float">
            <text:p>0.1231268345</text:p>
          </table:table-cell>
          <table:table-cell table:style-name="ce4" table:formula="of:=[.B45]*(1+1/SQRT(2*[.A45]-2))" office:value-type="float" office:value="0.123786743504333" calcext:value-type="float">
            <text:p>0.1237867435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The corresponding values for 3sf accuracy are:</text:p>
          </table:table-cell>
          <table:covered-table-cell table:number-columns-repeated="3" table:style-name="Default"/>
          <table:table-cell office:value-type="string" calcext:value-type="string">
            <text:p>2.0E7 &lt; N &lt; 3.0E7</text:p>
          </table:table-cell>
          <table:table-cell/>
          <table:table-cell office:value-type="string" calcext:value-type="string">
            <text:p>for <text:span text:style-name="T2">α=0.987654321</text:span></text:p>
          </table:table-cell>
        </table:table-row>
        <table:table-row table:style-name="ro1">
          <table:table-cell table:style-name="Default" table:number-columns-repeated="4"/>
          <table:table-cell office:value-type="string" calcext:value-type="string">
            <text:p>4.0E6 &lt; N &lt; 5.0E6</text:p>
          </table:table-cell>
          <table:table-cell/>
          <table:table-cell office:value-type="string" calcext:value-type="string">
            <text:p>for <text:span text:style-name="T2">α=0.123456789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4:58:51.461893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4:58:59.100320372</meta:creation-date>
    <meta:editing-duration>PT23M22S</meta:editing-duration>
    <meta:editing-cycles>5</meta:editing-cycles>
    <meta:generator>LibreOffice/5.1.6.2$Linux_X86_64 LibreOffice_project/10m0$Build-2</meta:generator>
    <dc:date>2017-10-20T16:06:14.444134673</dc:date>
    <meta:document-statistic meta:table-count="1" meta:cell-count="181" meta:object-count="4"/>
  </office:meta>
</office:document-meta>
</file>